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25-01-03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25-01-03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24-01-03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23-01-0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22-01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21-01-0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20-01-03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9-01-03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8-01-03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7-01-04 14:39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6-01-03 14:49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5-01-03 16:47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4-01-03 19:4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3-01-03 23:43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2-01-04 17:0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1-01-04 20:3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0-01-03 22:0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10-01-03 20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09-01-06 14:0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07-04-03 16:2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06-01-06 14:26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05-01-09 15:3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04-01-03 15:0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03-01-07 15:3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02-01-04 19:56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429101550401</text:p>
          </table:table-cell>
          <table:table-cell office:value-type="string" calcext:value-type="string">
            <text:p>2001-01-04 18:09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